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8.1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afd095"/>
      <style:text-properties fo:color="#1e6a39"/>
    </style:style>
    <style:style style:name="ce9" style:family="table-cell" style:parent-style-name="Default">
      <style:table-cell-properties fo:background-color="#ffd8c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File name</text:p>
          </table:table-cell>
          <table:table-cell table:number-columns-repeated="3"/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89.1529425308591" calcext:value-type="float">
            <text:p>89.1529425308591</text:p>
          </table:table-cell>
          <table:table-cell table:style-name="ce8" office:value-type="float" office:value="33.8645833333333" calcext:value-type="float">
            <text:p>33.8645833333333</text:p>
          </table:table-cell>
          <table:table-cell table:style-name="ce8" office:value-type="string" calcext:value-type="string">
            <text:p>../data/splitted/photovolta_2016_part_2_4.csv</text:p>
          </table:table-cell>
          <table:table-cell/>
          <table:table-cell office:value-type="string" calcext:value-type="string">
            <text:p>Median:</text:p>
          </table:table-cell>
          <table:table-cell table:formula="of:=MEDIAN([.C2:.C35])" office:value-type="float" office:value="179.626488095238" calcext:value-type="float">
            <text:p>179.6264880952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3.000859116899" calcext:value-type="float">
            <text:p>123.000859116899</text:p>
          </table:table-cell>
          <table:table-cell office:value-type="float" office:value="53.8928571428571" calcext:value-type="float">
            <text:p>53.8928571428571</text:p>
          </table:table-cell>
          <table:table-cell office:value-type="string" calcext:value-type="string">
            <text:p>../data/splitted/photovolta_2016_part_2_5.csv</text:p>
          </table:table-cell>
          <table:table-cell/>
          <table:table-cell office:value-type="string" calcext:value-type="string">
            <text:p>Mean:</text:p>
          </table:table-cell>
          <table:table-cell table:formula="of:=AVERAGE([.C2:.C35])" office:value-type="float" office:value="168.102167950514" calcext:value-type="float">
            <text:p>168.1021679505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4.231913003169" calcext:value-type="float">
            <text:p>124.231913003169</text:p>
          </table:table-cell>
          <table:table-cell office:value-type="float" office:value="54.0500992063492" calcext:value-type="float">
            <text:p>54.0500992063492</text:p>
          </table:table-cell>
          <table:table-cell office:value-type="string" calcext:value-type="string">
            <text:p>../data/splitted/photovolta_2016_part_2_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6.704119389377" calcext:value-type="float">
            <text:p>136.704119389377</text:p>
          </table:table-cell>
          <table:table-cell office:value-type="float" office:value="55.4751984126984" calcext:value-type="float">
            <text:p>55.4751984126984</text:p>
          </table:table-cell>
          <table:table-cell office:value-type="string" calcext:value-type="string">
            <text:p>../data/splitted/photovolta_2016_part_2_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7.587495712641" calcext:value-type="float">
            <text:p>137.587495712641</text:p>
          </table:table-cell>
          <table:table-cell office:value-type="float" office:value="65.5510912698413" calcext:value-type="float">
            <text:p>65.5510912698413</text:p>
          </table:table-cell>
          <table:table-cell office:value-type="string" calcext:value-type="string">
            <text:p>../data/splitted/photovolta_2016_part_2_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8.307634645862" calcext:value-type="float">
            <text:p>158.307634645862</text:p>
          </table:table-cell>
          <table:table-cell office:value-type="float" office:value="70.6220238095238" calcext:value-type="float">
            <text:p>70.6220238095238</text:p>
          </table:table-cell>
          <table:table-cell office:value-type="string" calcext:value-type="string">
            <text:p>../data/splitted/photovolta_2016_part_2_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5.786052276913" calcext:value-type="float">
            <text:p>195.786052276913</text:p>
          </table:table-cell>
          <table:table-cell office:value-type="float" office:value="97.9087301587302" calcext:value-type="float">
            <text:p>97.9087301587302</text:p>
          </table:table-cell>
          <table:table-cell office:value-type="string" calcext:value-type="string">
            <text:p>../data/splitted/photovolta_2016_part_1_2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7.047327557242" calcext:value-type="float">
            <text:p>207.047327557242</text:p>
          </table:table-cell>
          <table:table-cell office:value-type="float" office:value="98.4484126984127" calcext:value-type="float">
            <text:p>98.4484126984127</text:p>
          </table:table-cell>
          <table:table-cell office:value-type="string" calcext:value-type="string">
            <text:p>../data/splitted/photovolta_2016_part_1_27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2.617926671953" calcext:value-type="float">
            <text:p>212.617926671953</text:p>
          </table:table-cell>
          <table:table-cell office:value-type="float" office:value="115.121527777778" calcext:value-type="float">
            <text:p>115.121527777778</text:p>
          </table:table-cell>
          <table:table-cell office:value-type="string" calcext:value-type="string">
            <text:p>../data/splitted/photovolta_2016_part_1_2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7.511977462905" calcext:value-type="float">
            <text:p>237.511977462905</text:p>
          </table:table-cell>
          <table:table-cell office:value-type="float" office:value="129.781746031746" calcext:value-type="float">
            <text:p>129.781746031746</text:p>
          </table:table-cell>
          <table:table-cell office:value-type="string" calcext:value-type="string">
            <text:p>../data/splitted/photovolta_2016_part_1_2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4.837527893791" calcext:value-type="float">
            <text:p>234.837527893791</text:p>
          </table:table-cell>
          <table:table-cell office:value-type="float" office:value="138.372023809524" calcext:value-type="float">
            <text:p>138.372023809524</text:p>
          </table:table-cell>
          <table:table-cell office:value-type="string" calcext:value-type="string">
            <text:p>../data/splitted/photovolta_2016_part_1_2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6.318276634881" calcext:value-type="float">
            <text:p>246.318276634881</text:p>
          </table:table-cell>
          <table:table-cell office:value-type="float" office:value="144.108630952381" calcext:value-type="float">
            <text:p>144.108630952381</text:p>
          </table:table-cell>
          <table:table-cell office:value-type="string" calcext:value-type="string">
            <text:p>../data/splitted/photovolta_2016_part_1_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6.184426659675" calcext:value-type="float">
            <text:p>256.184426659675</text:p>
          </table:table-cell>
          <table:table-cell office:value-type="float" office:value="155.701884920635" calcext:value-type="float">
            <text:p>155.701884920635</text:p>
          </table:table-cell>
          <table:table-cell office:value-type="string" calcext:value-type="string">
            <text:p>../data/splitted/photovolta_2016_part_1_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0.963183265671" calcext:value-type="float">
            <text:p>250.963183265671</text:p>
          </table:table-cell>
          <table:table-cell office:value-type="float" office:value="159.125" calcext:value-type="float">
            <text:p>159.125</text:p>
          </table:table-cell>
          <table:table-cell office:value-type="string" calcext:value-type="string">
            <text:p>../data/splitted/photovolta_2016_part_1_9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3.162935676892" calcext:value-type="float">
            <text:p>243.162935676892</text:p>
          </table:table-cell>
          <table:table-cell office:value-type="float" office:value="164.609623015873" calcext:value-type="float">
            <text:p>164.609623015873</text:p>
          </table:table-cell>
          <table:table-cell office:value-type="string" calcext:value-type="string">
            <text:p>../data/splitted/photovolta_2016_part_1_1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2.852504329607" calcext:value-type="float">
            <text:p>252.852504329607</text:p>
          </table:table-cell>
          <table:table-cell office:value-type="float" office:value="166.128472222222" calcext:value-type="float">
            <text:p>166.128472222222</text:p>
          </table:table-cell>
          <table:table-cell office:value-type="string" calcext:value-type="string">
            <text:p>../data/splitted/photovolta_2016_part_1_7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.977168415998" calcext:value-type="float">
            <text:p>282.977168415998</text:p>
          </table:table-cell>
          <table:table-cell office:value-type="float" office:value="179.440476190476" calcext:value-type="float">
            <text:p>179.440476190476</text:p>
          </table:table-cell>
          <table:table-cell office:value-type="string" calcext:value-type="string">
            <text:p>../data/splitted/photovolta_2016_part_1_23.csv</text:p>
          </table:table-cell>
          <table:table-cell table:number-columns-repeated="3"/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74.631072292423" calcext:value-type="float">
            <text:p>274.631072292423</text:p>
          </table:table-cell>
          <table:table-cell table:style-name="ce8" office:value-type="float" office:value="179.8125" calcext:value-type="float">
            <text:p>179.8125</text:p>
          </table:table-cell>
          <table:table-cell table:style-name="ce8" office:value-type="string" calcext:value-type="string">
            <text:p>../data/splitted/photovolta_2016_part_1_1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5.86850857179" calcext:value-type="float">
            <text:p>275.86850857179</text:p>
          </table:table-cell>
          <table:table-cell office:value-type="float" office:value="181.985119047619" calcext:value-type="float">
            <text:p>181.985119047619</text:p>
          </table:table-cell>
          <table:table-cell office:value-type="string" calcext:value-type="string">
            <text:p>../data/splitted/photovolta_2016_part_1_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0.757092750891" calcext:value-type="float">
            <text:p>310.757092750891</text:p>
          </table:table-cell>
          <table:table-cell office:value-type="float" office:value="189.75496031746" calcext:value-type="float">
            <text:p>189.75496031746</text:p>
          </table:table-cell>
          <table:table-cell office:value-type="string" calcext:value-type="string">
            <text:p>../data/splitted/photovolta_2016_part_1_1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2.978097727393" calcext:value-type="float">
            <text:p>292.978097727393</text:p>
          </table:table-cell>
          <table:table-cell office:value-type="float" office:value="191.997023809524" calcext:value-type="float">
            <text:p>191.997023809524</text:p>
          </table:table-cell>
          <table:table-cell office:value-type="string" calcext:value-type="string">
            <text:p>../data/splitted/photovolta_2016_part_1_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.606860618903" calcext:value-type="float">
            <text:p>282.606860618903</text:p>
          </table:table-cell>
          <table:table-cell office:value-type="float" office:value="193.631944444444" calcext:value-type="float">
            <text:p>193.631944444444</text:p>
          </table:table-cell>
          <table:table-cell office:value-type="string" calcext:value-type="string">
            <text:p>../data/splitted/photovolta_2016_part_1_8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3.90098214561" calcext:value-type="float">
            <text:p>313.90098214561</text:p>
          </table:table-cell>
          <table:table-cell office:value-type="float" office:value="203.458829365079" calcext:value-type="float">
            <text:p>203.458829365079</text:p>
          </table:table-cell>
          <table:table-cell office:value-type="string" calcext:value-type="string">
            <text:p>../data/splitted/photovolta_2016_part_1_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5.942531473314" calcext:value-type="float">
            <text:p>305.942531473314</text:p>
          </table:table-cell>
          <table:table-cell office:value-type="float" office:value="215.064484126984" calcext:value-type="float">
            <text:p>215.064484126984</text:p>
          </table:table-cell>
          <table:table-cell office:value-type="string" calcext:value-type="string">
            <text:p>../data/splitted/photovolta_2016_part_1_1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.707997360281" calcext:value-type="float">
            <text:p>329.707997360281</text:p>
          </table:table-cell>
          <table:table-cell office:value-type="float" office:value="217.535218253968" calcext:value-type="float">
            <text:p>217.535218253968</text:p>
          </table:table-cell>
          <table:table-cell office:value-type="string" calcext:value-type="string">
            <text:p>../data/splitted/photovolta_2016_part_1_2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.606777519407" calcext:value-type="float">
            <text:p>331.606777519407</text:p>
          </table:table-cell>
          <table:table-cell office:value-type="float" office:value="223.421626984127" calcext:value-type="float">
            <text:p>223.421626984127</text:p>
          </table:table-cell>
          <table:table-cell office:value-type="string" calcext:value-type="string">
            <text:p>../data/splitted/photovolta_2016_part_1_2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.734444777699" calcext:value-type="float">
            <text:p>339.734444777699</text:p>
          </table:table-cell>
          <table:table-cell office:value-type="float" office:value="227.02876984127" calcext:value-type="float">
            <text:p>227.02876984127</text:p>
          </table:table-cell>
          <table:table-cell office:value-type="string" calcext:value-type="string">
            <text:p>../data/splitted/photovolta_2016_part_1_18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6.961883900027" calcext:value-type="float">
            <text:p>336.961883900027</text:p>
          </table:table-cell>
          <table:table-cell office:value-type="float" office:value="228.884424603175" calcext:value-type="float">
            <text:p>228.884424603175</text:p>
          </table:table-cell>
          <table:table-cell office:value-type="string" calcext:value-type="string">
            <text:p>../data/splitted/photovolta_2016_part_1_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.475948550907" calcext:value-type="float">
            <text:p>329.475948550907</text:p>
          </table:table-cell>
          <table:table-cell office:value-type="float" office:value="233.767857142857" calcext:value-type="float">
            <text:p>233.767857142857</text:p>
          </table:table-cell>
          <table:table-cell office:value-type="string" calcext:value-type="string">
            <text:p>../data/splitted/photovolta_2016_part_1_1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8.534298724039" calcext:value-type="float">
            <text:p>348.534298724039</text:p>
          </table:table-cell>
          <table:table-cell office:value-type="float" office:value="249.037698412698" calcext:value-type="float">
            <text:p>249.037698412698</text:p>
          </table:table-cell>
          <table:table-cell office:value-type="string" calcext:value-type="string">
            <text:p>../data/splitted/photovolta_2016_part_1_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5.219568272085" calcext:value-type="float">
            <text:p>355.219568272085</text:p>
          </table:table-cell>
          <table:table-cell office:value-type="float" office:value="262.123015873016" calcext:value-type="float">
            <text:p>262.123015873016</text:p>
          </table:table-cell>
          <table:table-cell office:value-type="string" calcext:value-type="string">
            <text:p>../data/splitted/photovolta_2016_part_1_1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8.854188544338" calcext:value-type="float">
            <text:p>368.854188544338</text:p>
          </table:table-cell>
          <table:table-cell office:value-type="float" office:value="266.785218253968" calcext:value-type="float">
            <text:p>266.785218253968</text:p>
          </table:table-cell>
          <table:table-cell office:value-type="string" calcext:value-type="string">
            <text:p>../data/splitted/photovolta_2016_part_1_19.csv</text:p>
          </table:table-cell>
          <table:table-cell table:number-columns-repeated="3"/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383.189649085467" calcext:value-type="float">
            <text:p>383.189649085467</text:p>
          </table:table-cell>
          <table:table-cell table:style-name="ce8" office:value-type="float" office:value="280.449900793651" calcext:value-type="float">
            <text:p>280.449900793651</text:p>
          </table:table-cell>
          <table:table-cell table:style-name="ce8" office:value-type="string" calcext:value-type="string">
            <text:p>../data/splitted/photovolta_2016_part_1_13.csv</text:p>
          </table:table-cell>
          <table:table-cell table:number-columns-repeated="3"/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382.288929641826" calcext:value-type="float">
            <text:p>382.288929641826</text:p>
          </table:table-cell>
          <table:table-cell table:style-name="ce8" office:value-type="float" office:value="288.532738095238" calcext:value-type="float">
            <text:p>288.532738095238</text:p>
          </table:table-cell>
          <table:table-cell table:style-name="ce8" office:value-type="string" calcext:value-type="string">
            <text:p>../data/splitted/photovolta_2016_part_1_17.csv</text:p>
          </table:table-cell>
          <table:table-cell table:number-columns-repeated="3"/>
        </table:table-row>
        <table:table-row table:style-name="ro1"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123.26723329233" calcext:value-type="float">
            <text:p>123.26723329233</text:p>
          </table:table-cell>
          <table:table-cell table:style-name="ce9" office:value-type="float" office:value="48.4507772020725" calcext:value-type="float">
            <text:p>48.4507772020725</text:p>
          </table:table-cell>
          <table:table-cell table:style-name="ce9" office:value-type="string" calcext:value-type="string">
            <text:p>../data/splitted/photovolta_2016_part_2_6.csv</text:p>
          </table:table-cell>
          <table:table-cell table:number-columns-repeated="3"/>
        </table:table-row>
        <table:table-row table:style-name="ro1">
          <table:table-cell table:style-name="ce9" office:value-type="float" office:value="786" calcext:value-type="float">
            <text:p>786</text:p>
          </table:table-cell>
          <table:table-cell table:style-name="ce9" office:value-type="float" office:value="149.947381991174" calcext:value-type="float">
            <text:p>149.947381991174</text:p>
          </table:table-cell>
          <table:table-cell table:style-name="ce9" office:value-type="float" office:value="74.6882951653944" calcext:value-type="float">
            <text:p>74.6882951653944</text:p>
          </table:table-cell>
          <table:table-cell table:style-name="ce9" office:value-type="string" calcext:value-type="string">
            <text:p>../data/splitted/photovolta_2016_part_1_28.csv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D3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8:27:38.058387598</meta:creation-date>
    <dc:date>2023-11-24T20:00:31.770868753</dc:date>
    <meta:editing-duration>PT36M37S</meta:editing-duration>
    <meta:editing-cycles>3</meta:editing-cycles>
    <meta:generator>LibreOffice/7.3.7.2$Linux_X86_64 LibreOffice_project/30$Build-2</meta:generator>
    <meta:document-statistic meta:table-count="2" meta:cell-count="152" meta:object-count="0"/>
  </office:meta>
</office:document-meta>
</file>